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7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cm" svg:height="3cm" svg:x="1cm" svg:y="1cm">
          <text:p text:style-name="P1"><text:span text:style-name="T1">Emetteur : </text:span></text:p>
          <text:p text:style-name="P1"><text:span text:style-name="T2">Machine compromi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cm" svg:height="3cm" svg:x="11cm" svg:y="1cm">
          <text:p text:style-name="P1"><text:span text:style-name="T1">Canal :</text:span></text:p>
          <text:p text:style-name="P1"><text:span text:style-name="T2">Air (fréquences GSM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cm" svg:height="3cm" svg:x="21cm" svg:y="1cm">
          <text:p text:style-name="P1"><text:span text:style-name="T1">Récepteur :</text:span></text:p>
          <text:p text:style-name="P1"><text:span text:style-name="T2">Téléphone mobil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cm" svg:y1="2.5cm" svg:x2="11cm" svg:y2="2.5cm" draw:start-shape="id1" draw:start-glue-point="1" draw:end-shape="id2" draw:end-glue-point="3" svg:d="M9000 2500h2000" svg:viewBox="0 0 2001 1">
          <text:p/>
        </draw:connector>
        <draw:connector draw:style-name="gr2" draw:text-style-name="P3" draw:layer="layout" draw:type="line" svg:x1="19cm" svg:y1="2.5cm" svg:x2="21cm" svg:y2="2.5cm" draw:start-shape="id2" draw:start-glue-point="1" draw:end-shape="id3" draw:end-glue-point="3" svg:d="M19000 250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09:16:26.694188545</meta:creation-date>
    <dc:date>2018-02-01T09:22:20.197014391</dc:date>
    <meta:editing-duration>PT5M53S</meta:editing-duration>
    <meta:editing-cycles>2</meta:editing-cycles>
    <meta:generator>LibreOffice/5.3.7.2.0$Linux_X86_64 LibreOffice_project/30$Build-2</meta:generator>
    <meta:document-statistic meta:object-count="5"/>
  </office:meta>
</office:document-meta>
</file>